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729fcf" loext:opacity="100%" style:text-underline-style="solid" style:text-underline-width="auto" style:text-underline-color="font-color" officeooo:rsid="00048453" officeooo:paragraph-rsid="00048453"/>
    </style:style>
    <style:style style:name="P2" style:family="paragraph" style:parent-style-name="Standard">
      <style:text-properties fo:color="#729fcf" loext:opacity="100%" style:text-underline-style="solid" style:text-underline-width="auto" style:text-underline-color="font-color" officeooo:rsid="0004b291" officeooo:paragraph-rsid="0004b291"/>
    </style:style>
    <style:style style:name="P3" style:family="paragraph" style:parent-style-name="List_20_Paragraph" style:list-style-name="WWNum4">
      <style:text-properties officeooo:rsid="0004b291" officeooo:paragraph-rsid="0004b291"/>
    </style:style>
    <style:style style:name="P4" style:family="paragraph" style:parent-style-name="List_20_Paragraph" style:list-style-name="WWNum4">
      <style:text-properties fo:font-style="italic" style:font-style-asian="italic" style:font-style-complex="italic"/>
    </style:style>
    <style:style style:name="P5" style:family="paragraph" style:parent-style-name="List_20_Paragraph" style:list-style-name="WWNum4">
      <style:text-properties fo:font-style="italic" officeooo:paragraph-rsid="0004b291" style:font-style-asian="italic" style:font-style-complex="italic"/>
    </style:style>
    <style:style style:name="P6" style:family="paragraph" style:parent-style-name="List_20_Paragraph">
      <style:text-properties fo:font-style="italic" officeooo:rsid="0004b291" officeooo:paragraph-rsid="0004b291" style:font-style-asian="italic" style:font-style-complex="italic"/>
    </style:style>
    <style:style style:name="P7" style:family="paragraph" style:parent-style-name="List_20_Paragraph" style:list-style-name="WWNum4">
      <style:text-properties fo:font-style="italic" officeooo:rsid="0007f723" officeooo:paragraph-rsid="0007f723" style:font-style-asian="italic" style:font-style-complex="italic"/>
    </style:style>
    <style:style style:name="P8" style:family="paragraph" style:parent-style-name="List_20_Paragraph">
      <style:text-properties fo:font-style="italic" style:font-style-asian="italic" style:font-style-complex="italic"/>
    </style:style>
    <style:style style:name="P9" style:family="paragraph" style:parent-style-name="List_20_Paragraph">
      <style:text-properties fo:font-style="italic" officeooo:rsid="000df82f" officeooo:paragraph-rsid="000df82f" style:font-style-asian="italic" style:font-style-complex="italic"/>
    </style:style>
    <style:style style:name="P10" style:family="paragraph" style:parent-style-name="List_20_Paragraph" style:list-style-name="WWNum4">
      <style:text-properties fo:font-style="normal" officeooo:rsid="0007f723" officeooo:paragraph-rsid="0007f723" style:font-style-asian="normal" style:font-style-complex="normal"/>
    </style:style>
    <style:style style:name="P11" style:family="paragraph" style:parent-style-name="Standard">
      <style:text-properties fo:font-size="12pt" style:font-size-asian="12pt" style:font-size-complex="12pt"/>
    </style:style>
    <style:style style:name="P12" style:family="paragraph" style:parent-style-name="Standard">
      <style:text-properties fo:font-size="10pt" officeooo:paragraph-rsid="00044fca" style:font-size-asian="10pt" style:font-size-complex="10pt"/>
    </style:style>
    <style:style style:name="P13" style:family="paragraph" style:parent-style-name="Standard">
      <style:text-properties fo:font-size="10pt" style:font-size-asian="10pt" style:font-size-complex="10pt"/>
    </style:style>
    <style:style style:name="T1" style:family="text">
      <style:text-properties fo:font-size="14pt" style:font-size-asian="14pt" style:font-size-complex="14pt"/>
    </style:style>
    <style:style style:name="T2" style:family="text">
      <style:text-properties officeooo:rsid="00089eec"/>
    </style:style>
    <style:style style:name="T3" style:family="text">
      <style:text-properties fo:color="#c9211e" loext:opacity="100%"/>
    </style:style>
    <style:style style:name="T4" style:family="text">
      <style:text-properties officeooo:rsid="000a119e"/>
    </style:style>
    <style:style style:name="T5" style:family="text">
      <style:text-properties fo:font-style="italic" style:font-style-asian="italic" style:font-style-complex="italic"/>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officeooo:rsid="000a3eb7"/>
    </style:style>
    <style:style style:name="T9" style:family="text">
      <style:text-properties officeooo:rsid="000df8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trong"><text:span text:style-name="T1">Exercice 2</text:span></text:span></text:p>
      <text:p text:style-name="P11">CAO (Compagnie d’Assurances d’Occitanie) souhaite automatiser la gestion des contrats de ses clients et des sinistres dans lesquels leurs véhicules sont impliqués.</text:p>
      <text:h text:style-name="Heading_20_1" text:outline-level="1">Description du système d’information</text:h>
      <text:p text:style-name="P1">Organisation des souscription a un contrat.</text:p>
      <text:p text:style-name="P12">Pour demander l’assurance de son véhicule, <text:span text:style-name="T3">le client</text:span> prend contact avec <text:span text:style-name="T3">un agent</text:span> de la compagnie CAO, qui lui demande de remplir un questionnaire. L’agent reprend ces informations pour établir une offre en définissant une référence de contrat, ainsi que le montant de la prime d’assurance et des différentes franchises.</text:p>
      <text:p text:style-name="P13">Pour effectuer cette offre, l’agent s’appuie sur les garanties proposées par la compagnie. Le total de base de la prime d’assurance est alors calculé en additionnant le tarif des primes de chaque garantie prise dans le cadre du contrat, tarif qui varie en fonction du modèle du véhicule.</text:p>
      <text:p text:style-name="P13">Le montant de chaque franchise dépend également de la garantie contractée et du modèle du véhicule.</text:p>
      <text:p text:style-name="P2">Gestion du park de véhicules assurés.</text:p>
      <text:p text:style-name="P13">Chaque véhicule bénéficie d’un et d’un seul contrat, un contrat ne concernant qu’un seul véhicule, pour lequel sont précisées les informations de l’ensemble des conducteurs désignés, dont un seul est le propriétaire ; ces informations ont été fournies dans le questionnaire initial rempli par le propriétaire.</text:p>
      <text:p text:style-name="P13">Un conducteur peut conduire, et éventuellement posséder, plusieurs véhicules assurés par la compagnie. La nature des liens de parenté entre <text:span text:style-name="T3">les conducteurs</text:span> est également précisée verbalement à l’agent. Le véhicule est couvert par l’assurance dès réception par l’agent du contrat signé ; l’agent transmet alors une copie de ce contrat au siège social de la compagnie.</text:p>
      <text:p text:style-name="Standard"><text:span text:style-name="T6">Dès qu’un sinistre se produit sur un véhicule, l’agent crée un dossier numéroté au sein du contrat, comprenant : la nature du sinistre, sa date, son lieu, ainsi qu’une description détaillée (cf annexe 3). Il transmet ensuite ce dossier au siège social, qui prend en charge le sinistre. Après l’étude du dossier, celui-ci est complété par le coût des réparations et par l’établissement d’un coefficient de responsabilité, qui peut éventuellement entraîner une modification du taux de bonus-malus du véhicule. Une fiche récapitulative est alors envoyée au propriétaire du véhicule.</text:span></text:p>
      <text:p text:style-name="Standard"><text:span text:style-name="T6"/></text:p>
      <text:p text:style-name="Standard">Travail à faire :</text:p>
      <text:list xml:id="list3585469257" text:style-name="WWNum4">
        <text:list-item>
          <text:p text:style-name="P4">Placez deux intertitres correspondant aux deux parties du texte. <text:s text:c="2"/><text:span text:style-name="T2">X</text:span></text:p>
        </text:list-item>
        <text:list-item>
          <text:p text:style-name="P5">Quels sont les différents acteurs qui interviennent dans ce système d’information ?</text:p>
          <text:p text:style-name="P3"><text:span text:style-name="T7">Client, agents</text:span><text:span text:style-name="T4">, Conduteur</text:span></text:p>
        </text:list-item>
      </text:list>
      <text:p text:style-name="P6"/>
      <text:list xml:id="list84922797824010" text:continue-numbering="true" text:style-name="WWNum4">
        <text:list-item>
          <text:p text:style-name="P4">Déterminez les différents documents qui sont en jeu et quels acteurs sont concernés ?</text:p>
          <text:p text:style-name="P7">Formulaire, <text:span text:style-name="T8">contrat, dossier, </text:span><text:span text:style-name="T9">fiche récapitlative</text:span></text:p>
          <text:p text:style-name="P10"/>
        </text:list-item>
        <text:list-item>
          <text:p text:style-name="P4">Quelles questions auriez-vous pu poser pour pouvoir écrire ce texte décrivant le système d’information existant (précisez à qui vous adressez la question) ?</text:p>
        </text:list-item>
      </text:list>
      <text:p text:style-name="P9">J’ai pas compris la question ...</text:p>
      <text:p text:style-name="P8"/>
      <text:list xml:id="list84921621680565" text:continue-numbering="true" text:style-name="WWNum4">
        <text:list-item>
          <text:p text:style-name="P4">Quelles informations manque-t-il ?</text:p>
        </text:list-item>
      </text:list>
      <text:p text:style-name="P9">L’iddentité du 2second conducteur lors du sinistre si il y en a u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scale Raspaud</meta:initial-creator>
    <dc:creator>Brice ARNAULT</dc:creator>
    <meta:editing-cycles>6</meta:editing-cycles>
    <meta:creation-date>2021-10-22T06:10:00</meta:creation-date>
    <dc:date>2021-10-28T08:49:20.745000000</dc:date>
    <meta:editing-duration>PT11M36S</meta:editing-duration>
    <meta:generator>LibreOffice/7.2.1.2$Windows_X86_64 LibreOffice_project/87b77fad49947c1441b67c559c339af8f3517e22</meta:generator>
    <meta:document-statistic meta:table-count="0" meta:image-count="0" meta:object-count="0" meta:page-count="1" meta:paragraph-count="21" meta:word-count="444" meta:character-count="2874" meta:non-whitespace-character-count="2454"/>
    <meta:user-defined meta:name="AppVersion">15.0000</meta:user-defined>
    <meta:template xlink:type="simple" xlink:actuate="onRequest" xlink:title="Normal" xlink:href=""/>
  </office:meta>
</office:document-meta>
</file>